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A610000017786F93CD371D6D8D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8cm" svg:stroke-color="#91ff47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Times New Roman1" fo:font-size="32pt" style:font-size-asian="32pt" style:font-size-complex="3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.2cm"/>
      <style:text-properties style:font-name="Times New Roman"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top="0cm" fo:margin-bottom="0.2cm"/>
      <style:text-properties style:font-name="Times New Roman"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</text:span></text:p>
          </draw:text-box>
        </draw:frame>
        <draw:frame draw:style-name="gr3" draw:text-style-name="P4" draw:layer="layout" svg:width="20.5cm" svg:height="2.892cm" svg:x="0cm" svg:y="1cm">
          <draw:image xlink:href="Pictures/1000000000000A610000017786F93CD371D6D8DF.jpg" xlink:type="simple" xlink:show="embed" xlink:actuate="onLoad">
            <text:p/>
          </draw:image>
        </draw:frame>
        <draw:frame draw:style-name="gr4" draw:text-style-name="P6" draw:layer="layout" svg:width="19cm" svg:height="22.7cm" svg:x="1cm" svg:y="6.1cm">
          <draw:text-box>
            <text:p text:style-name="P5"><text:span text:style-name="T2">1. Primeira dica.</text:span></text:p>
            <text:p text:style-name="P5"><text:span text:style-name="T2">2. Segunda dica.</text:span></text:p>
            <text:p text:style-name="P5"><text:span text:style-name="T2">3. Terceira dica.</text:span></text:p>
            <text:p text:style-name="P5"><text:span text:style-name="T2">4. Quarta dica.</text:span></text:p>
            <text:p text:style-name="P5"><text:span text:style-name="T2">5. Quinta dica.</text:span></text:p>
            <text:p text:style-name="P5"><text:span text:style-name="T2">6. Sexta dica.</text:span></text:p>
            <text:p text:style-name="P5"><text:span text:style-name="T2">7. Sétima dica.</text:span></text:p>
            <text:p text:style-name="P5"><text:span text:style-name="T2">8. Oitava dica.</text:span></text:p>
            <text:p text:style-name="P5"><text:span text:style-name="T2">9. Nona dica.</text:span></text:p>
            <text:p text:style-name="P5"><text:span text:style-name="T2">10. Décima dic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20T14:55:37.262464260</dc:date>
    <meta:editing-duration>PT48M2S</meta:editing-duration>
    <meta:editing-cycles>4</meta:editing-cycles>
    <meta:generator>LibreOffice/5.1.4.2$MacOSX_X86_64 LibreOffice_project/f99d75f39f1c57ebdd7ffc5f42867c12031db97a</meta:generator>
    <meta:document-statistic meta:object-count="4"/>
  </office:meta>
</office:document-meta>
</file>